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7:56:55.65681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1T08:57:20.759417595</dc:date>
    <dc:creator>Gregory Kapfhammer</dc:creator>
    <meta:editing-duration>P9DT4H57M15S</meta:editing-duration>
    <meta:editing-cycles>23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10" meta:object-count="0"/>
  </office:meta>
</office:document-meta>
</file>